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xi Sans1" svg:font-family="'Luxi 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uxi Sans" svg:font-family="'Luxi Sans'"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style>
    <style:style style:name="P4" style:family="paragraph" style:parent-style-name="Header">
      <style:paragraph-properties fo:margin-left="-0.239in" fo:margin-right="-0.2228in" fo:text-align="center" style:justify-single-word="false" fo:text-indent="0in" style:auto-text-indent="false"/>
    </style:style>
    <style:style style:name="P5" style:family="paragraph" style:parent-style-name="Standard">
      <style:paragraph-properties fo:margin-left="0.502in" fo:margin-right="0in" fo:text-indent="0in" style:auto-text-indent="false"/>
    </style:style>
    <style:style style:name="Sect1" style:family="section">
      <style:section-properties text:dont-balance-text-columns="false" style:editable="false">
        <style:columns fo:column-count="3">
          <style:column style:rel-width="1440*" fo:start-indent="0in" fo:end-indent="0in"/>
          <style:column style:rel-width="6754*" fo:start-indent="0in" fo:end-indent="0in"/>
          <style:column style:rel-width="1444*"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Write a simple awk statement that finds out the total number of samples of items that are gold, the total weight of these gold items and the total value of these gold items based on Monday October 1st price for GOLD using the file coins.txt.</text:p>
      <text:p text:style-name="Standard">---</text:p>
      <text:p text:style-name="P5">gawk '/gold/ {ounces += $2} /gold/ {count ++}END {print(" We have " count " coins" <text:s/>"\n Total weight: " ounces " oz \n Total value of gold(1770.5 per oz) : $" ounces*1770.50)}' coins.txt</text:p>
      <text:p text:style-name="P5"/>
      <text:p text:style-name="P5">##Terminal##</text:p>
      <text:p text:style-name="P5">okuu@Reiuiji ~/Dropbox/UMD/Semester#3/ECE-257/Homework/HW#4 $ gawk '/gold/ {ounces += $2} /gold/ {count ++}END {print(" We have " count " coins" <text:s/>"\n Total weight: " ounces " oz \n Total value of gold(1770.5 per oz) : $" ounces*1770.50)}' coins.txt </text:p>
      <text:p text:style-name="P5"><text:s/>We have 9 coins </text:p>
      <text:p text:style-name="P5"><text:s/>Total weight: 6.1 oz </text:p>
      <text:p text:style-name="P5"><text:s/>Total value of gold(1770.5 per oz) : $10800</text:p>
      <text:p text:style-name="Standard"/>
      <text:p text:style-name="Standard">2. Write a simple awk statement that finds out the total number of samples of items that are silver, the total weight of these silver items and the total value of these silver items based on Monday October 1st price for SILVER use file coins.txt.</text:p>
      <text:p text:style-name="Standard">---</text:p>
      <text:p text:style-name="P5">gawk '/silver/ {ounces += $2} /silver/ {count ++}END {print("We have " count " coins" <text:s/>"\nTotal weight: " ounces " oz \nTotal value of gold(34.35 per oz) : $ " ounces*34.35)}' coins.txt</text:p>
      <text:p text:style-name="P5"/>
      <text:p text:style-name="P5">##Terminal##</text:p>
      <text:p text:style-name="P5">okuu@Reiuiji ~/Dropbox/UMD/Semester#3/ECE-257/Homework/HW#4 $ gawk '/silver/ {ounces += $2} /silver/ {count ++}END {print("We have " count " coins" <text:s/>"\nTotal weight: " ounces " oz \nTotal value of gold(34.35 per oz) : $ " ounces*34.35)}' coins.txt </text:p>
      <text:p text:style-name="P5">We have 4 coins </text:p>
      <text:p text:style-name="P5">Total weight: 12.5 oz </text:p>
      <text:p text:style-name="P5">Total value of gold(34.35 per oz) : $ 429.375</text:p>
      <text:p text:style-name="Standard"/>
      <text:p text:style-name="Standard">3. Write a simple sed statement that substitutes the silver items tag with the tag bronze for the first and last instance only.</text:p>
      <text:p text:style-name="Standard">---</text:p>
      <text:p text:style-name="P5"/>
      <text:p text:style-name="P5">sed -e '0,/silver/s//bronze/' -e <text:s/>'11,/silver/s//bronze/' coins.txt </text:p>
      <text:p text:style-name="P5"/>
      <text:p text:style-name="P5">##Terminal##</text:p>
      <text:p text:style-name="P5">okuu@Reiuiji ~/Dropbox/UMD/Semester#3/ECE-257/Homework/HW#4 $ sed -e '0,/silver/s//bronze/' -e <text:s/>'11,/silver/s//bronze/' coins.txt </text:p>
      <text:p text:style-name="P5"><text:s text:c="3"/>gold <text:s text:c="4"/>1 <text:s text:c="3"/>1986 <text:s/>USA <text:s text:c="16"/>American Eagle </text:p>
      <text:p text:style-name="P5"><text:s text:c="3"/>gold <text:s text:c="4"/>1 <text:s text:c="3"/>1908 <text:s/>Austria-Hungary <text:s text:c="4"/>Franz Josef 100 Korona </text:p>
      <text:p text:style-name="P5"><text:s text:c="3"/>bronze <text:s/>10 <text:s text:c="3"/>1981 <text:s/>USA <text:s text:c="16"/>ingot </text:p>
      <text:p text:style-name="P5"><text:s text:c="3"/>gold <text:s text:c="4"/>1 <text:s text:c="3"/>1984 <text:s/>Switzerland <text:s text:c="8"/>ingot </text:p>
      <text:p text:style-name="P5"><text:s text:c="3"/>gold <text:s text:c="4"/>1 <text:s text:c="3"/>1979 <text:s/>RSA <text:s text:c="16"/>Krugerrand </text:p>
      <text:p text:style-name="P5"><text:s text:c="3"/>gold <text:s text:c="4"/>0.5 <text:s/>1981 <text:s/>RSA <text:s text:c="16"/>Krugerrand </text:p>
      <text:p text:style-name="P5"><text:s text:c="3"/>gold <text:s text:c="4"/>0.1 <text:s/>1986 <text:s/>PRC <text:s text:c="16"/>Panda </text:p>
      <text:p text:style-name="P5"><text:s text:c="3"/>silver <text:s text:c="2"/>1 <text:s text:c="3"/>1986 <text:s/>USA <text:s text:c="16"/>Liberty dollar </text:p>
      <text:p text:style-name="P5"><text:soft-page-break/><text:s text:c="3"/>gold <text:s text:c="4"/>0.25 1986 <text:s/>USA <text:s text:c="16"/>Liberty 5-dollar piece </text:p>
      <text:p text:style-name="P5"><text:s text:c="3"/>silver <text:s text:c="2"/>0.5 <text:s/>1986 <text:s/>USA <text:s text:c="16"/>Liberty 50-cent piece </text:p>
      <text:p text:style-name="P5"><text:s text:c="3"/>bronze <text:s text:c="2"/>1 <text:s text:c="3"/>1987 <text:s/>USA <text:s text:c="16"/>Constitution dollar </text:p>
      <text:p text:style-name="P5"><text:s text:c="3"/>gold <text:s text:c="4"/>0.25 1987 <text:s/>USA <text:s text:c="16"/>Constitution 5-dollar piece </text:p>
      <text:p text:style-name="P5"><text:s text:c="3"/>gold <text:s text:c="4"/>1 <text:s text:c="3"/>1988 <text:s/>Canada <text:s text:c="13"/>Maple Leaf </text:p>
      <text:p text:style-name="Standard"/>
      <text:p text:style-name="Standard">4. Write a PERL script that multiples the numbers passed to it as arguments, then computes the factorial of the number of arguments and displays the results. For example, if you name the PERL program MultFac, and you type </text:p>
      <text:p text:style-name="Standard"/>
      <text:p text:style-name="Standard"><text:tab/><text:tab/>&gt;perl –w MultFac.pl 1 2 4 4</text:p>
      <text:p text:style-name="Standard"><text:tab/><text:tab/></text:p>
      <text:p text:style-name="Standard"><text:tab/>The program would display the following since the number of arguments is 4</text:p>
      <text:p text:style-name="Standard"/>
      <text:p text:style-name="Standard"><text:tab/><text:tab/>The program is called: MultFac</text:p>
      <text:p text:style-name="Standard"><text:tab/><text:tab/>The number of arguments is: 4</text:p>
      <text:p text:style-name="Standard"><text:tab/><text:tab/>The arguments are: 1 2 4 4</text:p>
      <text:p text:style-name="Standard"><text:tab/><text:tab/>The multiplication result is:<text:tab/>= 32</text:p>
      <text:p text:style-name="Standard"><text:tab/><text:tab/>The factorial of the number of arguments is: = 24</text:p>
      <text:p text:style-name="Standard"/>
      <text:p text:style-name="Standard"><text:tab/>The program should be able to take in up to 6 arguments as multiplication and factorial values</text:p>
      <text:p text:style-name="Standard">---</text:p>
      <text:p text:style-name="P5">#Script MultFac.pl</text:p>
      <text:p text:style-name="P5">#!/usr/bin/perl </text:p>
      <text:p text:style-name="P5"/>
      <text:p text:style-name="P5">print " Program Name: $0 \n"; </text:p>
      <text:p text:style-name="P5">$numarg=$#ARGV + 1; </text:p>
      <text:p text:style-name="P5">print " Number of arguments: $numarg \n"; </text:p>
      <text:p text:style-name="P5"/>
      <text:p text:style-name="P5">$factorial=1; </text:p>
      <text:p text:style-name="P5">$Multi=$ARGV[0]; </text:p>
      <text:p text:style-name="P5"/>
      <text:p text:style-name="P5">print " Arguments are: $ARGV[0] "; </text:p>
      <text:p text:style-name="P5"/>
      <text:p text:style-name="P5">for($i=1;$i&lt;$numarg;$i++) </text:p>
      <text:p text:style-name="P5">{ </text:p>
      <text:p text:style-name="P5"><text:tab/>print "$ARGV[$i] "; </text:p>
      <text:p text:style-name="P5"><text:s/><text:tab/>$factorial=($i+1)*$factorial; </text:p>
      <text:p text:style-name="P5"><text:tab/>$Multi=$Multi*$ARGV[$i]; </text:p>
      <text:p text:style-name="P5">} </text:p>
      <text:p text:style-name="P5"/>
      <text:p text:style-name="P5">print "\n Multiplication result: $Multi \n"; </text:p>
      <text:p text:style-name="P5">print " Factorial : ", "$factorial","\n";</text:p>
      <text:p text:style-name="P5"/>
      <text:p text:style-name="P5">##Terminal##</text:p>
      <text:p text:style-name="P5">okuu@Reiuiji ~/Dropbox/UMD/Semester#3/ECE-257/Homework/HW#4 $ perl -w MultFac.pl 1 2 4 4 </text:p>
      <text:p text:style-name="P5"><text:s/>Program Name: MultFac.pl </text:p>
      <text:p text:style-name="P5"><text:soft-page-break/><text:s/>Number of arguments: 4 </text:p>
      <text:p text:style-name="P5"><text:s/>Arguments are: 1 2 4 4 </text:p>
      <text:p text:style-name="P5"><text:s/>Multiplication result: 32 </text:p>
      <text:p text:style-name="P5"><text:s/>Factorial : 2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xi Sans1" svg:font-family="'Luxi 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uxi Sans" svg:font-family="'Luxi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KaitiM GB" style:font-size-asian="10.5pt" style:language-asian="zh" style:country-asian="CN" style:font-name-complex="Luxi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KaitiM GB" style:font-size-asian="14pt" style:font-name-complex="Luxi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xi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xi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xi 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4_01917251" style:display-name="401917251" text:consecutive-numbering="true">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center" style:justify-single-word="false"/>
    </style:style>
    <style:style style:name="MP3" style:family="paragraph" style:parent-style-name="Header">
      <style:paragraph-properties fo:margin-left="-0.239in" fo:margin-right="-0.2228in" fo:text-align="center" style:justify-single-word="false" fo:text-indent="0in" style:auto-text-indent="false"/>
    </style:style>
    <style:style style:name="MP4" style:family="paragraph" style:parent-style-name="Header">
      <style:paragraph-properties fo:text-align="end" style:justify-single-word="false"/>
    </style:style>
    <style:style style:name="MSect1" style:family="section">
      <style:section-properties text:dont-balance-text-columns="false" style:editable="false">
        <style:columns fo:column-count="3">
          <style:column style:rel-width="1440*" fo:start-indent="0in" fo:end-indent="0in"/>
          <style:column style:rel-width="6754*" fo:start-indent="0in" fo:end-indent="0in"/>
          <style:column style:rel-width="1444*" fo:start-indent="0in" fo:end-indent="0in"/>
        </style:columns>
      </style:section-properties>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section text:style-name="MSect1" text:name="Section1">
          <text:p text:style-name="MP1">Daniel Noyes</text:p>
          <text:p text:style-name="MP1"/>
          <text:p text:style-name="MP2">ECE 257 Homework set #4</text:p>
          <text:p text:style-name="MP3"/>
          <text:p text:style-name="MP4">Page: <text:page-number text:select-page="current">3</text:page-number>/<text:page-count>3</text:page-count></text:p>
          <text:p text:style-name="MP4"/>
        </text:section>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iuiji </meta:initial-creator>
    <meta:creation-date>2012-09-09T14:50:18</meta:creation-date>
    <dc:date>2012-10-08T23:09:34</dc:date>
    <dc:creator>Reiuiji </dc:creator>
    <meta:editing-duration>PT10H43M2S</meta:editing-duration>
    <meta:editing-cycles>30</meta:editing-cycles>
    <meta:generator>LibreOffice/3.5$Linux_X86_64 LibreOffice_project/350m1$Build-2</meta:generator>
    <meta:document-statistic meta:table-count="0" meta:image-count="0" meta:object-count="0" meta:page-count="3" meta:paragraph-count="71" meta:word-count="577" meta:character-count="3903" meta:non-whitespace-character-count="3013"/>
  </office:meta>
</office:document-meta>
</file>